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f3f24"/>
    </style:style>
    <style:style style:name="P2" style:family="paragraph" style:parent-style-name="Text_20_body">
      <style:text-properties officeooo:paragraph-rsid="000f3f24"/>
    </style:style>
    <style:style style:name="P3" style:family="paragraph" style:parent-style-name="Heading_20_3">
      <style:text-properties officeooo:paragraph-rsid="000f3f24"/>
    </style:style>
    <style:style style:name="P4" style:family="paragraph" style:parent-style-name="Text_20_body">
      <style:text-properties officeooo:paragraph-rsid="000fbb6e"/>
    </style:style>
    <style:style style:name="P5" style:family="paragraph" style:parent-style-name="Heading_20_3">
      <style:text-properties officeooo:paragraph-rsid="0011c3d9"/>
    </style:style>
    <style:style style:name="P6" style:family="paragraph" style:parent-style-name="Standard">
      <style:text-properties officeooo:paragraph-rsid="0011c3d9"/>
    </style:style>
    <style:style style:name="P7" style:family="paragraph" style:parent-style-name="Standard">
      <style:text-properties fo:font-weight="normal" officeooo:paragraph-rsid="000f3f24" style:font-weight-asian="normal" style:font-weight-complex="normal"/>
    </style:style>
    <style:style style:name="P8" style:family="paragraph" style:parent-style-name="Standard">
      <style:text-properties fo:font-weight="normal" officeooo:paragraph-rsid="0011c3d9" style:font-weight-asian="normal" style:font-weight-complex="normal"/>
    </style:style>
    <style:style style:name="P9" style:family="paragraph" style:parent-style-name="Text_20_body">
      <style:text-properties officeooo:paragraph-rsid="000fbb6e"/>
    </style:style>
    <style:style style:name="P10" style:family="paragraph" style:parent-style-name="Text_20_body">
      <style:text-properties officeooo:paragraph-rsid="0011c3d9"/>
    </style:style>
    <style:style style:name="P11" style:family="paragraph" style:parent-style-name="Text_20_body">
      <style:text-properties fo:font-weight="normal" officeooo:paragraph-rsid="000f3f24" style:font-weight-asian="normal" style:font-weight-complex="normal"/>
    </style:style>
    <style:style style:name="P12" style:family="paragraph" style:parent-style-name="Text_20_body">
      <style:text-properties fo:font-weight="normal" officeooo:rsid="000dc617" officeooo:paragraph-rsid="000f3f24" style:font-weight-asian="normal" style:font-weight-complex="normal"/>
    </style:style>
    <style:style style:name="P13" style:family="paragraph" style:parent-style-name="Text_20_body">
      <style:text-properties fo:font-weight="normal" officeooo:paragraph-rsid="0011c3d9" style:font-weight-asian="normal" style:font-weight-complex="normal"/>
    </style:style>
    <style:style style:name="T1" style:family="text">
      <style:text-properties officeooo:rsid="000f9111"/>
    </style:style>
    <style:style style:name="T2" style:family="text">
      <style:text-properties officeooo:rsid="0007120e"/>
    </style:style>
    <style:style style:name="T3" style:family="text">
      <style:text-properties officeooo:rsid="00096f1f"/>
    </style:style>
    <style:style style:name="T4" style:family="text">
      <style:text-properties officeooo:rsid="000ad411"/>
    </style:style>
    <style:style style:name="T5" style:family="text">
      <style:text-properties officeooo:rsid="000b3b28"/>
    </style:style>
    <style:style style:name="T6" style:family="text">
      <style:text-properties officeooo:rsid="000fadfd"/>
    </style:style>
    <style:style style:name="T7" style:family="text">
      <style:text-properties officeooo:rsid="000cc192"/>
    </style:style>
    <style:style style:name="T8" style:family="text">
      <style:text-properties officeooo:rsid="000c8f2e"/>
    </style:style>
    <style:style style:name="T9" style:family="text">
      <style:text-properties officeooo:rsid="000dc617"/>
    </style:style>
    <style:style style:name="T10" style:family="text">
      <style:text-properties officeooo:rsid="000f3f24"/>
    </style:style>
    <style:style style:name="T11" style:family="text">
      <style:text-properties officeooo:rsid="000fbb6e"/>
    </style:style>
    <style:style style:name="T12" style:family="text">
      <style:text-properties fo:font-weight="bold" style:font-weight-asian="bold" style:font-weight-complex="bold"/>
    </style:style>
    <style:style style:name="T13" style:family="text">
      <style:text-properties fo:font-weight="bold" officeooo:rsid="000fbb6e" style:font-weight-asian="bold" style:font-weight-complex="bold"/>
    </style:style>
    <style:style style:name="T14" style:family="text">
      <style:text-properties fo:font-weight="bold" officeooo:rsid="000f9111" style:font-weight-asian="bold" style:font-weight-complex="bold"/>
    </style:style>
    <style:style style:name="T15" style:family="text">
      <style:text-properties fo:font-weight="bold" officeooo:rsid="0007120e" style:font-weight-asian="bold" style:font-weight-complex="bold"/>
    </style:style>
    <style:style style:name="T16" style:family="text">
      <style:text-properties fo:font-weight="bold" officeooo:rsid="00096f1f" style:font-weight-asian="bold" style:font-weight-complex="bold"/>
    </style:style>
    <style:style style:name="T17" style:family="text">
      <style:text-properties fo:font-weight="bold" officeooo:rsid="000ad411" style:font-weight-asian="bold" style:font-weight-complex="bold"/>
    </style:style>
    <style:style style:name="T18" style:family="text">
      <style:text-properties fo:font-weight="bold" officeooo:rsid="000b3b28" style:font-weight-asian="bold" style:font-weight-complex="bold"/>
    </style:style>
    <style:style style:name="T19" style:family="text">
      <style:text-properties fo:font-weight="bold" officeooo:rsid="000fadfd" style:font-weight-asian="bold" style:font-weight-complex="bold"/>
    </style:style>
    <style:style style:name="T20" style:family="text">
      <style:text-properties fo:font-weight="bold" officeooo:rsid="000c8f2e" style:font-weight-asian="bold" style:font-weight-complex="bold"/>
    </style:style>
    <style:style style:name="T21" style:family="text">
      <style:text-properties fo:font-weight="bold" officeooo:rsid="000dc617" style:font-weight-asian="bold" style:font-weight-complex="bold"/>
    </style:style>
    <style:style style:name="T22" style:family="text">
      <style:text-properties fo:font-weight="bold" officeooo:rsid="0011c3d9" style:font-weight-asian="bold" style:font-weight-complex="bold"/>
    </style:style>
    <style:style style:name="T23" style:family="text">
      <style:text-properties fo:font-weight="bold" officeooo:rsid="00156b09" style:font-weight-asian="bold" style:font-weight-complex="bold"/>
    </style:style>
    <style:style style:name="T24" style:family="text">
      <style:text-properties fo:font-weight="bold" officeooo:rsid="001bedcb" style:font-weight-asian="bold" style:font-weight-complex="bold"/>
    </style:style>
    <style:style style:name="T25" style:family="text">
      <style:text-properties fo:font-weight="bold" officeooo:rsid="0015f392" style:font-weight-asian="bold" style:font-weight-complex="bold"/>
    </style:style>
    <style:style style:name="T26" style:family="text">
      <style:text-properties fo:font-weight="bold" officeooo:rsid="0017f1f3" style:font-weight-asian="bold" style:font-weight-complex="bold"/>
    </style:style>
    <style:style style:name="T27" style:family="text">
      <style:text-properties fo:font-weight="bold" officeooo:rsid="001f58e1" style:font-weight-asian="bold" style:font-weight-complex="bold"/>
    </style:style>
    <style:style style:name="T28" style:family="text">
      <style:text-properties fo:font-weight="bold" officeooo:rsid="00202bfe" style:font-weight-asian="bold" style:font-weight-complex="bold"/>
    </style:style>
    <style:style style:name="T29" style:family="text">
      <style:text-properties fo:font-weight="bold" officeooo:rsid="001dbe9c" style:font-weight-asian="bold" style:font-weight-complex="bold"/>
    </style:style>
    <style:style style:name="T30" style:family="text">
      <style:text-properties fo:font-weight="bold" officeooo:rsid="0018b71d" style:font-weight-asian="bold" style:font-weight-complex="bold"/>
    </style:style>
    <style:style style:name="T31" style:family="text">
      <style:text-properties fo:font-weight="bold" officeooo:rsid="00161fca" style:font-weight-asian="bold" style:font-weight-complex="bold"/>
    </style:style>
    <style:style style:name="T32" style:family="text">
      <style:text-properties fo:font-weight="bold" officeooo:rsid="001eda95"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0fbb6e" style:font-weight-asian="normal" style:font-weight-complex="normal"/>
    </style:style>
    <style:style style:name="T35" style:family="text">
      <style:text-properties fo:font-weight="normal" officeooo:rsid="000f9111" style:font-weight-asian="normal" style:font-weight-complex="normal"/>
    </style:style>
    <style:style style:name="T36" style:family="text">
      <style:text-properties fo:font-weight="normal" officeooo:rsid="0007120e" style:font-weight-asian="normal" style:font-weight-complex="normal"/>
    </style:style>
    <style:style style:name="T37" style:family="text">
      <style:text-properties fo:font-weight="normal" officeooo:rsid="00096f1f" style:font-weight-asian="normal" style:font-weight-complex="normal"/>
    </style:style>
    <style:style style:name="T38" style:family="text">
      <style:text-properties fo:font-weight="normal" officeooo:rsid="000ad411" style:font-weight-asian="normal" style:font-weight-complex="normal"/>
    </style:style>
    <style:style style:name="T39" style:family="text">
      <style:text-properties fo:font-weight="normal" officeooo:rsid="000b3b28" style:font-weight-asian="normal" style:font-weight-complex="normal"/>
    </style:style>
    <style:style style:name="T40" style:family="text">
      <style:text-properties fo:font-weight="normal" officeooo:rsid="000fadfd" style:font-weight-asian="normal" style:font-weight-complex="normal"/>
    </style:style>
    <style:style style:name="T41" style:family="text">
      <style:text-properties fo:font-weight="normal" officeooo:rsid="000c8f2e" style:font-weight-asian="normal" style:font-weight-complex="normal"/>
    </style:style>
    <style:style style:name="T42" style:family="text">
      <style:text-properties fo:font-weight="normal" officeooo:rsid="000dc617" style:font-weight-asian="normal" style:font-weight-complex="normal"/>
    </style:style>
    <style:style style:name="T43" style:family="text">
      <style:text-properties fo:font-weight="normal" officeooo:rsid="001eda95" style:font-weight-asian="normal" style:font-weight-complex="normal"/>
    </style:style>
    <style:style style:name="T44" style:family="text">
      <style:text-properties fo:font-weight="normal" officeooo:rsid="0011c3d9" style:font-weight-asian="normal" style:font-weight-complex="normal"/>
    </style:style>
    <style:style style:name="T45" style:family="text">
      <style:text-properties fo:font-weight="normal" officeooo:rsid="00156b09" style:font-weight-asian="normal" style:font-weight-complex="normal"/>
    </style:style>
    <style:style style:name="T46" style:family="text">
      <style:text-properties fo:font-weight="normal" officeooo:rsid="001bedcb" style:font-weight-asian="normal" style:font-weight-complex="normal"/>
    </style:style>
    <style:style style:name="T47" style:family="text">
      <style:text-properties fo:font-weight="normal" officeooo:rsid="0015f392" style:font-weight-asian="normal" style:font-weight-complex="normal"/>
    </style:style>
    <style:style style:name="T48" style:family="text">
      <style:text-properties fo:font-weight="normal" officeooo:rsid="0017f1f3" style:font-weight-asian="normal" style:font-weight-complex="normal"/>
    </style:style>
    <style:style style:name="T49" style:family="text">
      <style:text-properties fo:font-weight="normal" officeooo:rsid="001f58e1" style:font-weight-asian="normal" style:font-weight-complex="normal"/>
    </style:style>
    <style:style style:name="T50" style:family="text">
      <style:text-properties fo:font-weight="normal" officeooo:rsid="00202bfe" style:font-weight-asian="normal" style:font-weight-complex="normal"/>
    </style:style>
    <style:style style:name="T51" style:family="text">
      <style:text-properties fo:font-weight="normal" officeooo:rsid="001dbe9c" style:font-weight-asian="normal" style:font-weight-complex="normal"/>
    </style:style>
    <style:style style:name="T52" style:family="text">
      <style:text-properties fo:font-weight="normal" officeooo:rsid="0018b71d" style:font-weight-asian="normal" style:font-weight-complex="normal"/>
    </style:style>
    <style:style style:name="T53" style:family="text">
      <style:text-properties fo:font-weight="normal" officeooo:rsid="00161fca" style:font-weight-asian="normal" style:font-weight-complex="normal"/>
    </style:style>
    <style:style style:name="T54" style:family="text">
      <style:text-properties officeooo:rsid="001eda95"/>
    </style:style>
    <style:style style:name="T55" style:family="text">
      <style:text-properties officeooo:rsid="00156b09"/>
    </style:style>
    <style:style style:name="T56" style:family="text">
      <style:text-properties officeooo:rsid="001bedcb"/>
    </style:style>
    <style:style style:name="T57" style:family="text">
      <style:text-properties officeooo:rsid="0015f392"/>
    </style:style>
    <style:style style:name="T58" style:family="text">
      <style:text-properties officeooo:rsid="0017f1f3"/>
    </style:style>
    <style:style style:name="T59" style:family="text">
      <style:text-properties officeooo:rsid="00202bfe"/>
    </style:style>
    <style:style style:name="T60" style:family="text">
      <style:text-properties officeooo:rsid="001f58e1"/>
    </style:style>
    <style:style style:name="T61" style:family="text">
      <style:text-properties officeooo:rsid="001dbe9c"/>
    </style:style>
    <style:style style:name="T62" style:family="text">
      <style:text-properties officeooo:rsid="0018b71d"/>
    </style:style>
    <style:style style:name="T63" style:family="text">
      <style:text-properties officeooo:rsid="00161fca"/>
    </style:style>
    <style:style style:name="T64" style:family="text">
      <style:text-properties officeooo:rsid="0011c3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text:span text:style-name="Strong_20_Emphasis"><text:span text:style-name="T33"/></text:span></text:h>
      <text:p text:style-name="P4"><text:span text:style-name="Strong_20_Emphasis"><text:span text:style-name="T44">1-</text:span></text:span><text:span text:style-name="Strong_20_Emphasis"><text:span text:style-name="T34">2-1 - Bajo la cubierta</text:span></text:span></text:p>
      <text:p text:style-name="P4"><text:span text:style-name="Strong_20_Emphasis"><text:span text:style-name="T33"/></text:span></text:p>
      <text:p text:style-name="P2"><text:span text:style-name="Strong_20_Emphasis"><text:span text:style-name="T33">Cuando la última palabra del conjuro fue pronunciada, un gran silencio se abatió sobre el templo.</text:span></text:span></text:p>
      <text:p text:style-name="P2"><text:span text:style-name="Strong_20_Emphasis"><text:span text:style-name="T33">El último eco del conjuro se disipó en el aire dejando tras de sí un silencio denso y expectante, como el que precede a la tormenta cuando los vientos cesan. </text:span></text:span></text:p>
      <text:p text:style-name="P2"><text:span text:style-name="Strong_20_Emphasis"><text:span text:style-name="T35">Todos estaban paralizados. Nadie se atrevia a mover un musculo.</text:span></text:span></text:p>
      <text:p text:style-name="P2"><text:span text:style-name="Strong_20_Emphasis"><text:span text:style-name="T33">Por un instante, todo pareció suspendido en una quietud antinatural, un silencio tan absoluto que el simple acto de respirar se tornó en una profanación.</text:span></text:span></text:p>
      <text:p text:style-name="P2"><text:span text:style-name="Strong_20_Emphasis"><text:span text:style-name="T33">Y sin embargo, el aire vibraba con una energía imposible de describir.</text:span></text:span></text:p>
      <text:p text:style-name="P2"><text:span text:style-name="Strong_20_Emphasis"><text:span text:style-name="T33">Sobre el altar de piedra, el códice reposaba inmóvil</text:span></text:span><text:span text:style-name="Strong_20_Emphasis"><text:span text:style-name="T36">.</text:span></text:span></text:p>
      <text:p text:style-name="P2"><text:span text:style-name="Strong_20_Emphasis"><text:span text:style-name="T33">La luz de las antorchas parpadeó débilmente.</text:span></text:span></text:p>
      <text:p text:style-name="P2"><text:span text:style-name="Strong_20_Emphasis"><text:span text:style-name="T33">Y entonces, la tierra tembló.</text:span></text:span></text:p>
      <text:p text:style-name="P2"><text:span text:style-name="Strong_20_Emphasis"><text:span text:style-name="T33"/></text:span></text:p>
      <text:p text:style-name="P2"><text:span text:style-name="Strong_20_Emphasis"><text:span text:style-name="T37">D</text:span></text:span><text:span text:style-name="Strong_20_Emphasis"><text:span text:style-name="T33">esde las profundidades del suelo, un murmullo sordo emergió, semejante al retumbar lejano de una gran marea alzándose en la noche.</text:span></text:span></text:p>
      <text:p text:style-name="P2"><text:span text:style-name="Strong_20_Emphasis"><text:span text:style-name="T33">Fue un estremecimiento sutil al principio, casi imperceptible, pero luego vino el temblor.</text:span></text:span><text:span text:style-name="T33"> </text:span></text:p>
      <text:p text:style-name="P11">Un pulso de energía recorrió la sala, una onda oscura que retorció el aire como si una grieta se hubiera abierto en la estructura de la realidad. </text:p>
      <text:p text:style-name="P2"><text:span text:style-name="Strong_20_Emphasis"><text:span text:style-name="T33">una brisa sin origen recorrió la sala</text:span></text:span><text:span text:style-name="Strong_20_Emphasis"><text:span text:style-name="T38">. </text:span></text:span></text:p>
      <text:p text:style-name="P2"><text:span text:style-name="Strong_20_Emphasis"><text:span text:style-name="T33">Desde la nada, Un viento helado</text:span></text:span><text:span text:style-name="Strong_20_Emphasis"><text:span text:style-name="T39">, </text:span></text:span><text:span text:style-name="Strong_20_Emphasis"><text:span text:style-name="T33">ventiscas de un frío antinatural barrieron el salón, trayendo consigo un hedor primigenio, un olor rancio a piedra mojada, a pergamino olvidado, a cosas que nunca deberían haber sido recordadas. <text:s/></text:span></text:span></text:p>
      <text:p text:style-name="P2"><text:span text:style-name="Strong_20_Emphasis"><text:span text:style-name="T33">No era un viento cualquiera, sino uno nacido en la frontera entre los mundos. Se alzó en el recinto como un torbellino, arrancando túnicas,</text:span></text:span><text:span text:style-name="Strong_20_Emphasis"><text:span text:style-name="T39"> arrastrando pergaminos,</text:span></text:span><text:span text:style-name="Strong_20_Emphasis"><text:span text:style-name="T33"> haciendo flamear las llamas de las antorchas como estandartes en una batalla olvidada. Las sombras se alargaron, y por un instante, los muros del templo parecieron abrirse hacia un firmamento sin estrellas, hacia un vasto horizonte de luces y sombras en eterno conflicto.</text:span></text:span></text:p>
      <text:p text:style-name="P2"><text:span text:style-name="Strong_20_Emphasis"><text:span text:style-name="T33">Las antorchas chisporrotearon y murieron, devoradas por una sombra voraz.</text:span></text:span><text:span text:style-name="T33"> En la penumbra creciente, algo </text:span><text:span text:style-name="Strong_20_Emphasis"><text:span text:style-name="T33">empezó a manifestarse.</text:span></text:span></text:p>
      <text:p text:style-name="P2"><text:span text:style-name="Strong_20_Emphasis"><text:span text:style-name="T33">Las columnas del templo crujieron</text:span></text:span><text:span text:style-name="Strong_20_Emphasis"><text:span text:style-name="T37">.</text:span></text:span></text:p>
      <text:p text:style-name="P2"><text:span text:style-name="Strong_20_Emphasis"><text:span text:style-name="T33">El aire se volvió denso, cargado de una energía desconocida, y la piedra del suelo comenzó a agrietarse bajo el peso de fuerzas invisibles.</text:span></text:span></text:p>
      <text:p text:style-name="P2"><text:soft-page-break/><text:span text:style-name="Strong_20_Emphasis"><text:span text:style-name="T33">Los sabios retrocedieron, sintiendo que una fuerza más allá de su entendimiento había despertado. El hechizo que habían tejido con su arte y su saber ya no les pertenecía. </text:span></text:span></text:p>
      <text:p text:style-name="P2"><text:span text:style-name="Strong_20_Emphasis"><text:span text:style-name="T33"/></text:span></text:p>
      <text:p text:style-name="P2"><text:span text:style-name="Strong_20_Emphasis"><text:span text:style-name="T33"/></text:span></text:p>
      <text:p text:style-name="P11"><text:s/></text:p>
      <text:p text:style-name="P1"><text:span text:style-name="T33">Y entonces surgieron los relámpagos: </text:span><text:span text:style-name="Strong_20_Emphasis"><text:span text:style-name="T33">descargas de luz negruzca</text:span></text:span><text:span text:style-name="T33">, retorciéndose como raíces malditas, rasgando el aire con un sonido que no era de este mundo.</text:span></text:p>
      <text:p text:style-name="P1"><text:span text:style-name="Strong_20_Emphasis"><text:span text:style-name="T33">Ráfagas de luz azulada emergieron del códice, zigzagueando por la sala como serpientes de fuego,</text:span></text:span><text:span text:style-name="T33"> marcando la piedra con quemaduras brillantes. </text:span></text:p>
      <text:p text:style-name="P7"/>
      <text:p text:style-name="P2"><text:span text:style-name="T33">Un rugido profundo, parecido al crujir de un océano atrapado en el vacío, </text:span><text:span text:style-name="Strong_20_Emphasis"><text:span text:style-name="T33">resonó en las alturas del templo.</text:span></text:span><text:span text:style-name="T33"> Las columnas de mármol vibraron, y en el centro de la sala, justo sobre el libro, </text:span><text:span text:style-name="Strong_20_Emphasis"><text:span text:style-name="T33">se formó un vórtice de sombras.</text:span></text:span><text:span text:style-name="T33"> como si la esencia de la noche se hubiera condensado en un solo punto, girando y expandiéndose, devorando la luz circundante. En su interior, formas fugaces parecían moverse, figuras inhumanas que se disolvían antes de tomar forma completa.</text:span></text:p>
      <text:p text:style-name="P2"><text:span text:style-name="Strong_20_Emphasis"><text:span text:style-name="T33">Y luego, el murmullo.</text:span></text:span></text:p>
      <text:p text:style-name="P2"><text:span text:style-name="Strong_20_Emphasis"><text:span text:style-name="T33">Al principio fue solo un susurro, un eco distante, como voces que se arrastraban desde los abismos de la tierra. Pero creció, se multiplicó, hasta convertirse en un cántico sin forma, un lenguaje de sílabas imposibles</text:span></text:span><text:span text:style-name="T33"> </text:span></text:p>
      <text:p text:style-name="P11">Un trueno ensordecedor retumbó, y por un instante, el mundo pareció quedar suspendido entre la realidad y algo más.</text:p>
      <text:p text:style-name="P2"><text:span text:style-name="T33">Entonces, </text:span><text:span text:style-name="T40">la</text:span><text:span text:style-name="Strong_20_Emphasis"><text:span text:style-name="T33"> tormenta estalló dentro del templo.</text:span></text:span></text:p>
      <text:p text:style-name="P11">Oscuras nubes brotaron de las entrañas del libro, girando en espiral por la bóveda del salón<text:span text:style-name="T7">, </text:span>enredándose en la bóveda del templo como tentáculos etéreos.</text:p>
      <text:p text:style-name="P2"><text:span text:style-name="T33">El viento aullaba con furia</text:span><text:span text:style-name="T41"> </text:span><text:span text:style-name="T33">arrojando polvo y cenizas en todas direcciones. </text:span><text:span text:style-name="Strong_20_Emphasis"><text:span text:style-name="T33">Gotas de una lluvia negra e hirviente comenzaron a caer, evaporándose al tocar el suelo.</text:span></text:span><text:span text:style-name="T33"> </text:span></text:p>
      <text:p text:style-name="P2"><text:span text:style-name="T33">Ríos de sombras líquidas se deslizaron por las paredes, y en cada reflejo danzaban formas sin rostro, </text:span><text:span text:style-name="Strong_20_Emphasis"><text:span text:style-name="T33">criaturas nacidas de la demencia y el vacío.</text:span></text:span></text:p>
      <text:p text:style-name="P2"><text:span text:style-name="Strong_20_Emphasis"><text:span text:style-name="T33">Nadie sabía qué sucedería a continuación. El conjuro había sido ejecutado, pero su resultado superaba toda comprensión. Algunos se preguntaron si habían creado algo que nunca debió existir. </text:span></text:span></text:p>
      <text:p text:style-name="P2"><text:span text:style-name="Strong_20_Emphasis"><text:span text:style-name="T33">El horror había alcanzado su cenit.</text:span></text:span></text:p>
      <text:p text:style-name="P2"><text:span text:style-name="Strong_20_Emphasis"><text:span text:style-name="T40">Una lluvia torrencial se desato dentro del templo inundandolo en un instante.</text:span></text:span></text:p>
      <text:p text:style-name="P2"><text:span text:style-name="Strong_20_Emphasis"><text:span text:style-name="T40">Las nubes que cubrian por completo la boveda del techo estallaron en truenos ensordecedores.</text:span></text:span></text:p>
      <text:p text:style-name="P2"><text:span text:style-name="Strong_20_Emphasis"><text:span text:style-name="T33"/></text:span></text:p>
      <text:p text:style-name="P2"><text:span text:style-name="T33">Y entonces, </text:span><text:span text:style-name="Strong_20_Emphasis"><text:span text:style-name="T33">todo cesó.</text:span></text:span></text:p>
      <text:p text:style-name="P2"><text:soft-page-break/><text:span text:style-name="Strong_20_Emphasis"><text:span text:style-name="T33">Las antorchas volvieron a encenderse con un parpadeo tímido. Todo rastro de la tormenta se había desvanecido.</text:span></text:span></text:p>
      <text:p text:style-name="P2"><text:span text:style-name="Strong_20_Emphasis"><text:span text:style-name="T33"/></text:span></text:p>
      <text:p text:style-name="P2"><text:span text:style-name="Strong_20_Emphasis"><text:span text:style-name="T33"/></text:span></text:p>
      <text:p text:style-name="P2"><text:span text:style-name="T33">Las nubes se disiparon en un </text:span><text:span text:style-name="T42">instante</text:span><text:span text:style-name="T33">. </text:span><text:span text:style-name="Strong_20_Emphasis"><text:span text:style-name="T33">El viento murió de golpe.</text:span></text:span><text:span text:style-name="T33"> El aire recobró su quietud. </text:span><text:span text:style-name="Strong_20_Emphasis"><text:span text:style-name="T33"><text:s/>como si nada hubiera sucedido.</text:span></text:span></text:p>
      <text:p text:style-name="P11">El códice yacía sobre la mesa. </text:p>
      <text:p text:style-name="P2"><text:span text:style-name="Strong_20_Emphasis"><text:span text:style-name="T33">Nada en su apariencia sugería la tormenta que acababa de desatar.</text:span></text:span><text:span text:style-name="T33"> </text:span></text:p>
      <text:p text:style-name="P11">Los presentes intercambiaron miradas, intentando encontrar en los ojos de los otros una respuesta que ninguno poseía.</text:p>
      <text:p text:style-name="P11">Finalmente, un mago de túnica oscura <text:span text:style-name="T9">avanzo hacia el libro</text:span>. </text:p>
      <text:p text:style-name="P2"><text:span text:style-name="Strong_20_Emphasis"><text:span text:style-name="T42">Despacio. Con temor.</text:span></text:span></text:p>
      <text:p text:style-name="P2"><text:span text:style-name="Strong_20_Emphasis"><text:span text:style-name="T33">Su mano tembló un instante antes de tocar la cubierta.</text:span></text:span><text:span text:style-name="T33"> </text:span></text:p>
      <text:p text:style-name="P11">Con una respiración contenida, levantó el códice<text:span text:style-name="T9">.</text:span></text:p>
      <text:p text:style-name="P11"><text:span text:style-name="T9">Lo sostuvo durante un </text:span><text:span text:style-name="T6">momento</text:span><text:span text:style-name="T9">.</text:span><text:span text:style-name="T10"> </text:span></text:p>
      <text:p text:style-name="P11"><text:span text:style-name="T9">Luego</text:span> lo giró entre sus manos, inspeccionando su superficie. </text:p>
      <text:p text:style-name="P12">Volvio a dejarlo sobre la mesa con cuidado. Lentamente.</text:p>
      <text:p text:style-name="P11">Nada ocurrió.</text:p>
      <text:p text:style-name="P2"><text:span text:style-name="Strong_20_Emphasis"><text:span text:style-name="T33">Y entonces, lo abrió.</text:span></text:span></text:p>
      <text:p text:style-name="P2"><text:span text:style-name="Strong_20_Emphasis"><text:span text:style-name="T33"/></text:span></text:p>
      <text:p text:style-name="P2"><text:span text:style-name="Strong_20_Emphasis"><text:span text:style-name="T33"/></text:span></text:p>
      <text:p text:style-name="P4"><text:span text:style-name="Strong_20_Emphasis"><text:span text:style-name="T44">1-</text:span></text:span><text:span text:style-name="Strong_20_Emphasis"><text:span text:style-name="T34">2-2 - La primera frase</text:span></text:span></text:p>
      <text:p text:style-name="P4"><text:span text:style-name="Strong_20_Emphasis"><text:span text:style-name="T33"/></text:span></text:p>
      <text:p text:style-name="P4"><text:span text:style-name="Strong_20_Emphasis"><text:span text:style-name="T33">El primero en abrir el libro fue Mythralis, el mas anciano.</text:span></text:span></text:p>
      <text:p text:style-name="P4"><text:span text:style-name="Strong_20_Emphasis"><text:span text:style-name="T33">Levanto lentamente la cubierta.</text:span></text:span></text:p>
      <text:p text:style-name="P4"><text:span text:style-name="Strong_20_Emphasis"><text:span text:style-name="T33">Todas las miradas estaban fijas en el libro.</text:span></text:span></text:p>
      <text:p text:style-name="P4"><text:span text:style-name="Strong_20_Emphasis"><text:span text:style-name="T33">Todos expectantes observaban con curiosidad. Nadie era capaz de predecir lo que sucederia al abrirlo ni lo que encontrarian en su interior.</text:span></text:span></text:p>
      <text:p text:style-name="P4"><text:span text:style-name="Strong_20_Emphasis"><text:span text:style-name="T33">Mientras el mago levantaba con cuidado la tapa todos contenian la respiracion imaginando los terribles sucesos paranormales que podrian desatarse a continuacion.</text:span></text:span></text:p>
      <text:p text:style-name="P4"><text:span text:style-name="Strong_20_Emphasis"><text:span text:style-name="T33">el momento se hacia eterno.</text:span></text:span></text:p>
      <text:p text:style-name="P4"><text:soft-page-break/><text:span text:style-name="Strong_20_Emphasis"><text:span text:style-name="T33">La memoria del poder desatado momentos antes aún flotaba en el aire, y nadie podía predecir qué nueva fuerza se desencadenaría al abrirlo.</text:span></text:span></text:p>
      <text:p text:style-name="P4"><text:span text:style-name="Strong_20_Emphasis"><text:span text:style-name="T33">La sensación de insignificancia, de estar en presencia de algo infinitamente vasto e incomprensible, se filtró en las mentes de los presentes.</text:span></text:span></text:p>
      <text:p text:style-name="P4"><text:span text:style-name="Strong_20_Emphasis"><text:span text:style-name="T33">El silencio en la sala era absoluto. Nadie se atrevía a moverse. Solo se escuchaba el leve crepitar de las antorchas y la respiración contenida de aquellos que aguardaban lo inevitable.</text:span></text:span></text:p>
      <text:p text:style-name="P4"><text:span text:style-name="Strong_20_Emphasis"><text:span text:style-name="T33">Cada segundo se alargaba hasta volverse insoportable. </text:span></text:span></text:p>
      <text:p text:style-name="P4"><text:span text:style-name="Strong_20_Emphasis"><text:span text:style-name="T33"/></text:span></text:p>
      <text:p text:style-name="P4"><text:span text:style-name="Strong_20_Emphasis"><text:span text:style-name="T33">Mythralis con un ultimo movimiento decidido abrio la tapa completamente dejando el libro abierto sobre la mesa.</text:span></text:span></text:p>
      <text:p text:style-name="P4"><text:span text:style-name="Strong_20_Emphasis"><text:span text:style-name="T33">Nada sucedio.</text:span></text:span></text:p>
      <text:p text:style-name="P4"><text:span text:style-name="Strong_20_Emphasis"><text:span text:style-name="T33">El códice yacía sobre la mesa, inerte.</text:span></text:span></text:p>
      <text:p text:style-name="P4"><text:span text:style-name="Strong_20_Emphasis"><text:span text:style-name="T33">Las páginas de papiro estaban en blanco </text:span></text:span></text:p>
      <text:p text:style-name="P4"><text:span text:style-name="Strong_20_Emphasis"><text:span text:style-name="T33">Había llegado el momento de comenzar a escribir sus páginas </text:span></text:span></text:p>
      <text:p text:style-name="P4"><text:span text:style-name="Strong_20_Emphasis"><text:span text:style-name="T33"/></text:span></text:p>
      <text:p text:style-name="P4"><text:span text:style-name="Strong_20_Emphasis"><text:span text:style-name="T33">Mythralis cogió la pluma, ante la mirada expectante de todos, y Con trazos cuidadosos escribió en la primera pagina la frase: "El camino mas largo se recorre un paso a la vez."</text:span></text:span></text:p>
      <text:p text:style-name="P4"><text:span text:style-name="Strong_20_Emphasis"><text:span text:style-name="T33"/></text:span></text:p>
      <text:p text:style-name="P4"><text:span text:style-name="Strong_20_Emphasis"><text:span text:style-name="T33">Cuando la primera frase fue escrita, Apenas la última letra fue trazada, ocurrió lo impensable.</text:span></text:span></text:p>
      <text:p text:style-name="P4"><text:span text:style-name="Strong_20_Emphasis"><text:span text:style-name="T33"><text:s/>La página se retorció sobre sí misma, como si fuera de humo y fue absorbida hacia el interior del libro dejando en su lugar una ventana abierta, <text:s/>un abismo, un vacío negro interminable que absorbía todo lo que tocaba. <text:s/>Un portal hacia la nada. El espacio infinito.</text:span></text:span></text:p>
      <text:p text:style-name="P4"><text:span text:style-name="Strong_20_Emphasis"><text:span text:style-name="T33"/></text:span></text:p>
      <text:p text:style-name="P4"><text:span text:style-name="Strong_20_Emphasis"><text:span text:style-name="T33">Algo comenzó a salir del cuerpo del mago.</text:span></text:span></text:p>
      <text:p text:style-name="P4"><text:span text:style-name="Strong_20_Emphasis"><text:span text:style-name="T33">humo, luz, energia, fluian del cuerpo del hombre hacia el interior del libro. <text:s/>la luz de su propia alma.</text:span></text:span></text:p>
      <text:p text:style-name="P4"><text:span text:style-name="Strong_20_Emphasis"><text:span text:style-name="T33">Mythralis no podia dejar de mirar el profundo vacio formado en el interior del libro, forzado por una atraccion hipnotica.</text:span></text:span></text:p>
      <text:p text:style-name="P4"><text:span text:style-name="Strong_20_Emphasis"><text:span text:style-name="T33">El anciano sintió que algo tiraba de él. Un llamado irresistible. </text:span></text:span></text:p>
      <text:p text:style-name="P4"><text:span text:style-name="Strong_20_Emphasis"><text:span text:style-name="T33">Su respiración se tornó errática.</text:span></text:span></text:p>
      <text:p text:style-name="P4"><text:span text:style-name="Strong_20_Emphasis"><text:span text:style-name="T33"><text:s/>Sus recuerdos desfilaron ante sus ojos, fragmentos de su vida, de su aprendizaje, de sus pensamientos más íntimos. Sus conocimientos, cada una de sus experiencias se convertía en energía y era devorada por el códice.</text:span></text:span></text:p>
      <text:p text:style-name="P4"><text:span text:style-name="Strong_20_Emphasis"><text:span text:style-name="T33">Su mente, su conciencia, su propia esencia.</text:span></text:span></text:p>
      <text:p text:style-name="P4"><text:soft-page-break/><text:span text:style-name="Strong_20_Emphasis"><text:span text:style-name="T33">Se alimentaba con ellos.</text:span></text:span></text:p>
      <text:p text:style-name="P4"><text:span text:style-name="Strong_20_Emphasis"><text:span text:style-name="T33"/></text:span></text:p>
      <text:p text:style-name="P4"><text:span text:style-name="Strong_20_Emphasis"><text:span text:style-name="T33">El extrano fenomeno duro pocos segundos.</text:span></text:span></text:p>
      <text:p text:style-name="P4"><text:span text:style-name="Strong_20_Emphasis"><text:span text:style-name="T33">Con un último esfuerzo, Mythralis logró apartar la mirada del abismo liberandose del trance hipnotico y, con la fuerza de quien resiste el viento de una tormenta, en un movimiento desesperado, cerró el libro de un golpe.</text:span></text:span></text:p>
      <text:p text:style-name="P4"><text:span text:style-name="Strong_20_Emphasis"><text:span text:style-name="T33">El sonido del impacto resonó en la sala como un trueno.</text:span></text:span></text:p>
      <text:p text:style-name="P4"><text:span text:style-name="Strong_20_Emphasis"><text:span text:style-name="T33"/></text:span></text:p>
      <text:p text:style-name="P4"><text:span text:style-name="Strong_20_Emphasis"><text:span text:style-name="T33"/></text:span></text:p>
      <text:p text:style-name="P4"><text:span text:style-name="Strong_20_Emphasis"><text:span text:style-name="T33"/></text:span></text:p>
      <text:h text:style-name="P5" text:outline-level="3"><text:span text:style-name="Strong_20_Emphasis"><text:span text:style-name="T33">1-2-3 – Una puerta hacia lo desconocido</text:span></text:span></text:h>
      <text:p text:style-name="P13">Mythralis miró a su alrededor, aturdido. </text:p>
      <text:p text:style-name="P13">Todos los presentes lo miraban en silencio. Habían sido testigos de algo <text:span text:style-name="T55">mas alla de su</text:span> comprensión.</text:p>
      <text:p text:style-name="P13">El anciano respiró con calma, posó ambas manos sobre el libro y, con un gesto lento y firme, volvió a abrirlo.</text:p>
      <text:p text:style-name="P10"><text:span text:style-name="T33">Las páginas de papiro crujieron suavemente. Y entonces </text:span><text:span text:style-name="T45">las paginas</text:span><text:span text:style-name="Strong_20_Emphasis"><text:span text:style-name="T33"> comenzaron a </text:span></text:span><text:span text:style-name="Strong_20_Emphasis"><text:span text:style-name="T45">escribirse</text:span></text:span><text:span text:style-name="Strong_20_Emphasis"><text:span text:style-name="T33"> por sí solas.</text:span></text:span><text:span text:style-name="T33"> Como si una pluma invisible, surgida del éter, danzara sobre las páginas.<text:line-break/></text:span><text:span text:style-name="T45">P</text:span><text:span text:style-name="T33">ensamientos</text:span><text:span text:style-name="T45">, r</text:span><text:span text:style-name="Strong_20_Emphasis"><text:span text:style-name="T33">ecuerdos, fórmulas, visiones, sueños.</text:span></text:span><text:span text:style-name="T33"> </text:span></text:p>
      <text:p text:style-name="P10"><text:span text:style-name="T33">Todo aquello que Mythralis había aprendido a lo largo de su extensa vida, </text:span><text:span text:style-name="Strong_20_Emphasis"><text:span text:style-name="T33">comenzó a volcarse en el códice.</text:span></text:span></text:p>
      <text:p text:style-name="P10"><text:span text:style-name="T33">Su infancia bajo los árboles de Kalendor, los pergaminos que había leído bajo la luz de la luna, los enigmas que jamás creyó resolver… </text:span><text:span text:style-name="Strong_20_Emphasis"><text:span text:style-name="T33">todo fluía hacia el libro con precisión y belleza aterradora.</text:span></text:span></text:p>
      <text:p text:style-name="P10"><text:span text:style-name="T33">Una corriente invisible recorrió la sala. El aire vibró. </text:span><text:span text:style-name="Strong_20_Emphasis"><text:span text:style-name="T33">Las llamas de las antorchas comenzaron a inclinarse hacia el códice, como si una fuerza los atrajera.</text:span></text:span><text:span text:style-name="T33"> Y entonces, </text:span><text:span text:style-name="Strong_20_Emphasis"><text:span text:style-name="T33">una energía translúcida comenzó a salir de los cuerpos de los presentes.</text:span></text:span><text:span text:style-name="T33"> Era como luz líquida, hilos flotantes de conocimiento y experiencia, que se elevaban lentamente hacia el libro. </text:span><text:span text:style-name="Strong_20_Emphasis"><text:span text:style-name="T33">Un remolino brillante se formó sobre él, girando cada vez más rápido.</text:span></text:span></text:p>
      <text:p text:style-name="P10"><text:span text:style-name="Strong_20_Emphasis"><text:span text:style-name="T33">una sustancia etérea, una exhalación de conciencia.<text:line-break/>Flotaba, se retorcía, giraba en espiral hacia el códice</text:span></text:span><text:span text:style-name="Strong_20_Emphasis"><text:span text:style-name="T46">.</text:span></text:span></text:p>
      <text:p text:style-name="P10"><text:span text:style-name="Strong_20_Emphasis"><text:span text:style-name="T33">Y las páginas seguían escribiéndose. Más y más.</text:span></text:span><text:span text:style-name="T33"> A un ritmo imposible. Como si el tiempo dentro del códice se dilatara, acelerara, se multiplicara.</text:span></text:p>
      <text:p text:style-name="P10"><text:span text:style-name="T33">Primero fueron las mentes de los sabios allí reunidos.<text:line-break/>Después, el saber de la ciudad.<text:line-break/>Y luego, </text:span><text:span text:style-name="Strong_20_Emphasis"><text:span text:style-name="T33">el mundo entero.</text:span></text:span></text:p>
      <text:p text:style-name="P10"><text:soft-page-break/><text:span text:style-name="Strong_20_Emphasis"><text:span text:style-name="T33">como una plaga invisible, se extendió más allá de las paredes del templo.<text:line-break/>Atravesó los umbrales de la ciudad, penetró</text:span></text:span><text:span text:style-name="Strong_20_Emphasis"><text:span text:style-name="T46"> en</text:span></text:span><text:span text:style-name="Strong_20_Emphasis"><text:span text:style-name="T33"> las bibliotecas, </text:span></text:span><text:span text:style-name="Strong_20_Emphasis"><text:span text:style-name="T46">en</text:span></text:span><text:span text:style-name="Strong_20_Emphasis"><text:span text:style-name="T33"> las mentes de los sabios dormidos.<text:line-break/>El conocimiento de toda la humanidad comenzó a derramarse en el códice, como si el mundo entero estuviese sangrando su sabiduría hacia ese abismo de páginas.</text:span></text:span></text:p>
      <text:p text:style-name="P10"><text:span text:style-name="T47">T</text:span><text:span text:style-name="T33">odos los pensamientos, </text:span><text:span text:style-name="Strong_20_Emphasis"><text:span text:style-name="T33">cada fragmento de conocimiento humano era absorbido y registrado.</text:span></text:span></text:p>
      <text:p text:style-name="P10"><text:span text:style-name="Strong_20_Emphasis"><text:span text:style-name="T33">No importaba cuán vasto fuera el saber, cuántas verdades se inscribieran en sus páginas; el libro jamás se llenaba.</text:span></text:span><text:span text:style-name="T33"><text:line-break/>Cada nuevo concepto, cada revelación, simplemente era tragada </text:span><text:span text:style-name="T47">en u</text:span><text:span text:style-name="T33">n pozo sin fondo de sabiduría.</text:span></text:p>
      <text:p text:style-name="P13">Y entonces cruzó un umbral invisible.</text:p>
      <text:p text:style-name="P13">Comenzó a escribir también aquello que nadie <text:span text:style-name="T58">pod</text:span>ía<text:span text:style-name="T58"> saber</text:span>.<text:span text:style-name="T59"> Lo</text:span><text:span text:style-name="T58"> oculto. </text:span></text:p>
      <text:p text:style-name="P10"><text:span text:style-name="Strong_20_Emphasis"><text:span text:style-name="T48">Descifrando las estructuras que forman el universo, los hilos invisibles que tejen la realidad, la materia de la que estan hechos los suenos</text:span></text:span><text:span text:style-name="Strong_20_Emphasis"><text:span text:style-name="T49">, las raíces ocultas del pensamiento.</text:span></text:span></text:p>
      <text:p text:style-name="P10"><text:span text:style-name="Strong_20_Emphasis"><text:span text:style-name="T50">Descrubrio l</text:span></text:span><text:span text:style-name="Strong_20_Emphasis"><text:span text:style-name="T48">a forma en que el tiempo se curva. La textura de los sueños. El lenguaje de las estrellas antiguas.</text:span></text:span><text:span text:style-name="Strong_20_Emphasis"><text:span text:style-name="T51"> <text:s/>Las estructuras subyacentes del tiempo, la geometría secreta que da forma al espacio.</text:span></text:span></text:p>
      <text:p text:style-name="P10"><text:span text:style-name="Strong_20_Emphasis"><text:span text:style-name="T49">Los secretos de la vida y la muerte.</text:span></text:span></text:p>
      <text:p text:style-name="P6"><text:span text:style-name="Strong_20_Emphasis"><text:span text:style-name="T33"/></text:span></text:p>
      <text:p text:style-name="P6"><text:span text:style-name="T48">Y </text:span><text:span text:style-name="T33">con cada nuevo conocimiento adquirido su poder amentaba</text:span><text:span text:style-name="T48">, </text:span><text:span text:style-name="T33">se multiplicaba con cada segundo que pasaba.</text:span><text:span text:style-name="T52"> C</text:span><text:span text:style-name="T33">recía.<text:line-break/>Y en su crecimiento… </text:span><text:span text:style-name="Strong_20_Emphasis"><text:span text:style-name="T33">empezó a alterar </text:span></text:span><text:span text:style-name="Strong_20_Emphasis"><text:span text:style-name="T53">la realidad</text:span></text:span><text:span text:style-name="Strong_20_Emphasis"><text:span text:style-name="T33">.</text:span></text:span></text:p>
      <text:p text:style-name="P6"><text:span text:style-name="Strong_20_Emphasis"><text:span text:style-name="T33"/></text:span></text:p>
      <text:p text:style-name="P10"><text:span text:style-name="T33">Primero, fue apenas una sensación: un eco en la piel, una vibración en los huesos.<text:line-break/>Después, </text:span><text:span text:style-name="Strong_20_Emphasis"><text:span text:style-name="T33">todo cambió.</text:span></text:span></text:p>
      <text:p text:style-name="P13"><text:span text:style-name="T61">Durante un instante</text:span>, los sabios se hallaban<text:span text:style-name="T61"> sobre un barco anclado en altamar, bajo un cielo donde ninguna constelación era reconocible.</text:span> <text:line-break/>Un segundo después, el viento caliente y cortante del desierto azotaba sus rostros.</text:p>
      <text:p text:style-name="P10"><text:span text:style-name="T33">Y al siguiente…<text:line-break/></text:span><text:span text:style-name="T43">estaban en el</text:span><text:span text:style-name="T33"> templo</text:span><text:span text:style-name="T43"> otra vez</text:span><text:span text:style-name="T33">.<text:line-break/></text:span><text:span text:style-name="Strong_20_Emphasis"><text:span text:style-name="T33">Como si nada hubiese pasado.</text:span></text:span></text:p>
      <text:p text:style-name="P10"><text:span text:style-name="Strong_20_Emphasis"><text:span text:style-name="T43">Pero todos lo habian visto. No fue una ilusion. Sucedio realmente.</text:span></text:span></text:p>
      <text:p text:style-name="P13"/>
      <text:p text:style-name="P13"><text:span text:style-name="T54">Sin embargo, Ahora </text:span>El códice descansaba sobre el atril.</text:p>
      <text:p text:style-name="P13"><text:span text:style-name="T54">Y Todo parecia haber terminado.</text:span><text:line-break/>Pero algo era distinto.</text:p>
      <text:p text:style-name="P10"><text:span text:style-name="Strong_20_Emphasis"><text:span text:style-name="T33">Sus páginas ya no estaban en blanco.</text:span></text:span><text:span text:style-name="T33"><text:line-break/>Y quienes se atrevían a mirar en su interior… </text:span><text:span text:style-name="Strong_20_Emphasis"><text:span text:style-name="T33">no veían lo mismo.</text:span></text:span></text:p>
      <text:p text:style-name="P10"><text:soft-page-break/><text:span text:style-name="T33">Cada lector, al asomarse al abismo de sus páginas, era confrontado con aquello que aún no sabía.<text:line-break/></text:span><text:span text:style-name="Strong_20_Emphasis"><text:span text:style-name="T33">Con lo que más anhelaba comprender… o con lo que más temía descubrir.</text:span></text:span><text:span text:style-name="T33"><text:line-break/>Palabras, imagenes, viviencias, todo aquello que para ellos era desconocido se revelaba ahora</text:span><text:span text:style-name="T43"> ante sus ojos</text:span><text:span text:style-name="T33"> con claridad.</text:span></text:p>
      <text:p text:style-name="P8"/>
      <text:p text:style-name="P10"><text:span text:style-name="Strong_20_Emphasis"><text:span text:style-name="T33">El códice no era solo un libro.</text:span></text:span><text:span text:style-name="T33"><text:line-break/>No era solo un receptáculo de sabiduría.</text:span></text:p>
      <text:p text:style-name="P10"><text:span text:style-name="Strong_20_Emphasis"><text:span text:style-name="T33">Era una puerta.<text:line-break/>Una grieta abierta hacia lo inexplorado</text:span></text:span><text:span text:style-name="Strong_20_Emphasis"><text:span text:style-name="T43">, que </text:span></text:span><text:span text:style-name="Strong_20_Emphasis"><text:span text:style-name="T33">había comenzado a abrirs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30T15:31:21.621000000</meta:creation-date>
    <dc:date>2025-04-05T10:40:02.064000000</dc:date>
    <meta:editing-duration>PT6M40S</meta:editing-duration>
    <meta:editing-cycles>5</meta:editing-cycles>
    <meta:generator>LibreOffice/7.3.5.2$Windows_X86_64 LibreOffice_project/184fe81b8c8c30d8b5082578aee2fed2ea847c01</meta:generator>
    <meta:document-statistic meta:table-count="0" meta:image-count="0" meta:object-count="0" meta:page-count="7" meta:paragraph-count="109" meta:word-count="1962" meta:character-count="11910" meta:non-whitespace-character-count="10022"/>
  </office:meta>
</office:document-meta>
</file>